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cenario1" table:style-name="ta1">
        <table:table-column table:style-name="co1" table:number-columns-repeated="10" table:default-cell-style-name="Default"/>
        <table:table-row table:style-name="ro1">
          <table:table-cell table:number-columns-repeated="7"/>
          <table:table-cell office:value-type="float" office:value="9874" calcext:value-type="float">
            <text:p>98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(a1|at)</text:p>
          </table:table-cell>
          <table:table-cell table:formula="of:=SUM([.E12:.E57])" office:value-type="float" office:value="0.11970832489366" calcext:value-type="float">
            <text:p>0.119708324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50" calcext:value-type="float">
            <text:p>7550</text:p>
          </table:table-cell>
          <table:table-cell table:formula="of:=[.D4]/[.$H$1]" office:value-type="float" office:value="0.764634393356289" calcext:value-type="float">
            <text:p>0.76463439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table:formula="of:=[.D5]/[.$H$1]" office:value-type="float" office:value="0.101883735061778" calcext:value-type="float">
            <text:p>0.10188373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D6]/[.$H$1]" office:value-type="float" office:value="0.0117480251164675" calcext:value-type="float">
            <text:p>0.01174802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7]/[.$H$1]" office:value-type="float" office:value="0.00131658902167308" calcext:value-type="float">
            <text:p>0.0013165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8]/[.$H$1]" office:value-type="float" office:value="0.000405104314360948" calcext:value-type="float">
            <text:p>0.00040510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9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1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formula="of:=[.D12]/[.$H$1]" office:value-type="float" office:value="0.0276483694551347" calcext:value-type="float">
            <text:p>0.02764836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formula="of:=[.D13]/[.$H$1]" office:value-type="float" office:value="0.00870974275876038" calcext:value-type="float">
            <text:p>0.00870974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14]/[.$H$1]" office:value-type="float" office:value="0.00121531294308284" calcext:value-type="float">
            <text:p>0.00121531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15]/[.$H$1]" office:value-type="float" office:value="0.000405104314360948" calcext:value-type="float">
            <text:p>0.00040510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6]/[.$H$1]" office:value-type="float" office:value="0.000202552157180474" calcext:value-type="float">
            <text:p>0.000202552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7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8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54" calcext:value-type="float">
            <text:p>354</text:p>
          </table:table-cell>
          <table:table-cell table:formula="of:=[.D19]/[.$H$1]" office:value-type="float" office:value="0.0358517318209439" calcext:value-type="float">
            <text:p>0.03585173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formula="of:=[.D20]/[.$H$1]" office:value-type="float" office:value="0.0179258659104719" calcext:value-type="float">
            <text:p>0.01792586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formula="of:=[.D21]/[.$H$1]" office:value-type="float" office:value="0.0054689082438728" calcext:value-type="float">
            <text:p>0.00546890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D22]/[.$H$1]" office:value-type="float" office:value="0.00111403686449261" calcext:value-type="float">
            <text:p>0.00111403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D23]/[.$H$1]" office:value-type="float" office:value="0.00131658902167308" calcext:value-type="float">
            <text:p>0.0013165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24]/[.$H$1]" office:value-type="float" office:value="0.000607656471541422" calcext:value-type="float">
            <text:p>0.00060765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25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26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D27]/[.$H$1]" office:value-type="float" office:value="0.00141786510026332" calcext:value-type="float">
            <text:p>0.00141786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D28]/[.$H$1]" office:value-type="float" office:value="0.00182296941462427" calcext:value-type="float">
            <text:p>0.00182296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[.D29]/[.$H$1]" office:value-type="float" office:value="0.00172169333603403" calcext:value-type="float">
            <text:p>0.00172169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30]/[.$H$1]" office:value-type="float" office:value="0.000607656471541422" calcext:value-type="float">
            <text:p>0.00060765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31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formula="of:=[.D32]/[.$H$1]" office:value-type="float" office:value="0.00415231922219972" calcext:value-type="float">
            <text:p>0.00415231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[.D33]/[.$H$1]" office:value-type="float" office:value="0.00253190196475592" calcext:value-type="float">
            <text:p>0.0025319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D34]/[.$H$1]" office:value-type="float" office:value="0.00151914117885355" calcext:value-type="float">
            <text:p>0.00151914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35]/[.$H$1]" office:value-type="float" office:value="0.000607656471541422" calcext:value-type="float">
            <text:p>0.00060765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D36]/[.$H$1]" office:value-type="float" office:value="0.000506380392951185" calcext:value-type="float">
            <text:p>0.00050638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D37]/[.$H$1]" office:value-type="float" office:value="0.000506380392951185" calcext:value-type="float">
            <text:p>0.00050638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D38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39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D40]/[.$H$1]" office:value-type="float" office:value="0.000202552157180474" calcext:value-type="float">
            <text:p>0.00020255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D41]/[.$H$1]" office:value-type="float" office:value="0.000202552157180474" calcext:value-type="float">
            <text:p>0.00020255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42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43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D44]/[.$H$1]" office:value-type="float" office:value="0.000405104314360948" calcext:value-type="float">
            <text:p>0.00040510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D45]/[.$H$1]" office:value-type="float" office:value="0.000202552157180474" calcext:value-type="float">
            <text:p>0.00020255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D46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D47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D48]/[.$H$1]" office:value-type="float" office:value="0.000607656471541422" calcext:value-type="float">
            <text:p>0.00060765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D49]/[.$H$1]" office:value-type="float" office:value="0.000202552157180474" calcext:value-type="float">
            <text:p>0.00020255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D50]/[.$H$1]" office:value-type="float" office:value="0.000202552157180474" calcext:value-type="float">
            <text:p>0.00020255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D51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D52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D53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54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D55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D56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D57]/[.$H$1]" office:value-type="float" office:value="0.000101276078590237" calcext:value-type="float">
            <text:p>0.0001012761</text:p>
          </table:table-cell>
          <table:table-cell table:number-columns-repeated="5"/>
        </table:table-row>
      </table:table>
      <table:table table:name="Scenario2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 table:number-columns-repeated="2"/>
          <table:table-cell office:value-type="float" office:value="8874" calcext:value-type="float">
            <text:p>887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66" calcext:value-type="float">
            <text:p>7066</text:p>
          </table:table-cell>
          <table:table-cell table:formula="of:=[.D2]/[.$G$1]" office:value-type="float" office:value="0.796258733378409" calcext:value-type="float">
            <text:p>0.7962587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table:formula="of:=[.D3]/[.$G$1]" office:value-type="float" office:value="0.104349785891368" calcext:value-type="float">
            <text:p>0.1043497859</text:p>
          </table:table-cell>
          <table:table-cell/>
          <table:table-cell office:value-type="string" calcext:value-type="string">
            <text:p>P(a1|at)</text:p>
          </table:table-cell>
          <table:table-cell table:formula="of:=SUM([.E9];[.E9:.E30])" office:value-type="float" office:value="0.117872436330854" calcext:value-type="float">
            <text:p>0.11787243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D4]/[.$G$1]" office:value-type="float" office:value="0.0109308091052513" calcext:value-type="float">
            <text:p>0.0109308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D5]/[.$G$1]" office:value-type="float" office:value="0.00236646382691007" calcext:value-type="float">
            <text:p>0.00236646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6]/[.$G$1]" office:value-type="float" office:value="0.000450755014649538" calcext:value-type="float">
            <text:p>0.0004507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table:formula="of:=[.D9]/[.$G$1]" office:value-type="float" office:value="0.0324543610547667" calcext:value-type="float">
            <text:p>0.03245436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formula="of:=[.D10]/[.$G$1]" office:value-type="float" office:value="0.0120576966418751" calcext:value-type="float">
            <text:p>0.0120576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[.D11]/[.$G$1]" office:value-type="float" office:value="0.00540906017579446" calcext:value-type="float">
            <text:p>0.0054090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12]/[.$G$1]" office:value-type="float" office:value="0.000901510029299076" calcext:value-type="float">
            <text:p>0.00090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3]/[.$G$1]" office:value-type="float" office:value="0.000338066260987153" calcext:value-type="float">
            <text:p>0.000338066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4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formula="of:=[.D15]/[.$G$1]" office:value-type="float" office:value="0.0145368492224476" calcext:value-type="float">
            <text:p>0.01453684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formula="of:=[.D16]/[.$G$1]" office:value-type="float" office:value="0.00924047780031553" calcext:value-type="float">
            <text:p>0.0092404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D17]/[.$G$1]" office:value-type="float" office:value="0.00270453008789723" calcext:value-type="float">
            <text:p>0.002704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D18]/[.$G$1]" office:value-type="float" office:value="0.001464953797611" calcext:value-type="float">
            <text:p>0.0014649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9]/[.$G$1]" office:value-type="float" office:value="0.000225377507324769" calcext:value-type="float">
            <text:p>0.00022537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20]/[.$G$1]" office:value-type="float" office:value="0.000225377507324769" calcext:value-type="float">
            <text:p>0.00022537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21]/[.$G$1]" office:value-type="float" office:value="0.000563443768311922" calcext:value-type="float">
            <text:p>0.00056344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22]/[.$G$1]" office:value-type="float" office:value="0.00135226504394861" calcext:value-type="float">
            <text:p>0.001352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23]/[.$G$1]" office:value-type="float" office:value="0.000788821275636691" calcext:value-type="float">
            <text:p>0.00078882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24]/[.$G$1]" office:value-type="float" office:value="0.000788821275636691" calcext:value-type="float">
            <text:p>0.00078882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25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D26]/[.$G$1]" office:value-type="float" office:value="0.00112688753662384" calcext:value-type="float">
            <text:p>0.0011268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27]/[.$G$1]" office:value-type="float" office:value="0.000676132521974307" calcext:value-type="float">
            <text:p>0.00067613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D28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D29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D30]/[.$G$1]" office:value-type="float" office:value="0.000112688753662384" calcext:value-type="float">
            <text:p>0.0001126888</text:p>
          </table:table-cell>
          <table:table-cell table:number-columns-repeated="3"/>
        </table:table-row>
      </table:table>
      <table:table table:name="Scenario3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/>
          <table:table-cell office:value-type="float" office:value="1877" calcext:value-type="float">
            <text:p>18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table:formula="of:=[.D2]/[.$F$1]" office:value-type="float" office:value="0.462440063931806" calcext:value-type="float">
            <text:p>0.4624400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formula="of:=[.D3]/[.$F$1]" office:value-type="float" office:value="0.094832179009057" calcext:value-type="float">
            <text:p>0.094832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D4]/[.$F$1]" office:value-type="float" office:value="0.0207778369738945" calcext:value-type="float">
            <text:p>0.020777837</text:p>
          </table:table-cell>
          <table:table-cell/>
          <table:table-cell office:value-type="string" calcext:value-type="string">
            <text:p>P(a1|at)</text:p>
          </table:table-cell>
          <table:table-cell table:formula="of:=SUM([.E9:.E89])" office:value-type="float" office:value="0.4075652637187" calcext:value-type="float">
            <text:p>0.407565263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D5]/[.$F$1]" office:value-type="float" office:value="0.0122535961640916" calcext:value-type="float">
            <text:p>0.0122535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6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7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formula="of:=[.D9]/[.$F$1]" office:value-type="float" office:value="0.0916355887053809" calcext:value-type="float">
            <text:p>0.09163558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D10]/[.$F$1]" office:value-type="float" office:value="0.014917421417155" calcext:value-type="float">
            <text:p>0.01491742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1]/[.$F$1]" office:value-type="float" office:value="0.00372935535428876" calcext:value-type="float">
            <text:p>0.00372935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]/[.$F$1]" office:value-type="float" office:value="0.00319659030367608" calcext:value-type="float">
            <text:p>0.00319659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table:formula="of:=[.D13]/[.$F$1]" office:value-type="float" office:value="0.0623335109216835" calcext:value-type="float">
            <text:p>0.0623335109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D14]/[.$F$1]" office:value-type="float" office:value="0.00852424080980288" calcext:value-type="float">
            <text:p>0.00852424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5]/[.$F$1]" office:value-type="float" office:value="0.00159829515183804" calcext:value-type="float">
            <text:p>0.0015982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6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7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8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9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[.D20]/[.$F$1]" office:value-type="float" office:value="0.0293020777836974" calcext:value-type="float">
            <text:p>0.0293020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D21]/[.$F$1]" office:value-type="float" office:value="0.0127863612147043" calcext:value-type="float">
            <text:p>0.012786361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22]/[.$F$1]" office:value-type="float" office:value="0.00586041555673948" calcext:value-type="float">
            <text:p>0.0058604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23]/[.$F$1]" office:value-type="float" office:value="0.00159829515183804" calcext:value-type="float">
            <text:p>0.0015982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24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25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formula="of:=[.D26]/[.$F$1]" office:value-type="float" office:value="0.0218433670751199" calcext:value-type="float">
            <text:p>0.02184336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D27]/[.$F$1]" office:value-type="float" office:value="0.00692594565796484" calcext:value-type="float">
            <text:p>0.00692594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28]/[.$F$1]" office:value-type="float" office:value="0.00319659030367608" calcext:value-type="float">
            <text:p>0.003196590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29]/[.$F$1]" office:value-type="float" office:value="0.00319659030367608" calcext:value-type="float">
            <text:p>0.00319659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30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formula="of:=[.D31]/[.$F$1]" office:value-type="float" office:value="0.0234416622269579" calcext:value-type="float">
            <text:p>0.0234416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D32]/[.$F$1]" office:value-type="float" office:value="0.0111880660628663" calcext:value-type="float">
            <text:p>0.01118806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33]/[.$F$1]" office:value-type="float" office:value="0.0026638252530634" calcext:value-type="float">
            <text:p>0.0026638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4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5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7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8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D39]/[.$F$1]" office:value-type="float" office:value="0.013319126265317" calcext:value-type="float">
            <text:p>0.01331912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40]/[.$F$1]" office:value-type="float" office:value="0.0122535961640916" calcext:value-type="float">
            <text:p>0.0122535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41]/[.$F$1]" office:value-type="float" office:value="0.0026638252530634" calcext:value-type="float">
            <text:p>0.0026638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2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43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D44]/[.$F$1]" office:value-type="float" office:value="0.00905700586041556" calcext:value-type="float">
            <text:p>0.0090570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D45]/[.$F$1]" office:value-type="float" office:value="0.0053276505061268" calcext:value-type="float">
            <text:p>0.00532765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6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7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8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9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D50]/[.$F$1]" office:value-type="float" office:value="0.00852424080980288" calcext:value-type="float">
            <text:p>0.00852424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51]/[.$F$1]" office:value-type="float" office:value="0.00159829515183804" calcext:value-type="float">
            <text:p>0.0015982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52]/[.$F$1]" office:value-type="float" office:value="0.00213106020245072" calcext:value-type="float">
            <text:p>0.0021310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3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4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5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56]/[.$F$1]" office:value-type="float" office:value="0.00159829515183804" calcext:value-type="float">
            <text:p>0.0015982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57]/[.$F$1]" office:value-type="float" office:value="0.0026638252530634" calcext:value-type="float">
            <text:p>0.0026638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8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9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60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61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2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3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64]/[.$F$1]" office:value-type="float" office:value="0.00159829515183804" calcext:value-type="float">
            <text:p>0.0015982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65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66]/[.$F$1]" office:value-type="float" office:value="0.00213106020245072" calcext:value-type="float">
            <text:p>0.0021310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67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8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9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70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71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72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73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74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75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76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77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78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79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80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1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2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83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84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85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86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87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D88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D89]/[.$F$1]" office:value-type="float" office:value="0.00053276505061268" calcext:value-type="float">
            <text:p>0.0005327651</text:p>
          </table:table-cell>
          <table:table-cell table:number-columns-repeated="3"/>
        </table:table-row>
      </table:table>
      <table:table table:name="Scenario4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/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table:formula="of:=[.D2]/[.$F$1]" office:value-type="float" office:value="0.50379746835443" calcext:value-type="float">
            <text:p>0.50379746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[.D3]/[.$F$1]" office:value-type="float" office:value="0.0987341772151899" calcext:value-type="float">
            <text:p>0.09873417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D4]/[.$F$1]" office:value-type="float" office:value="0.0146835443037975" calcext:value-type="float">
            <text:p>0.0146835443</text:p>
          </table:table-cell>
          <table:table-cell/>
          <table:table-cell office:value-type="string" calcext:value-type="string">
            <text:p>P(a1|at)</text:p>
          </table:table-cell>
          <table:table-cell table:formula="of:=SUM([.E9:.E91])" office:value-type="float" office:value="0.366582278481014" calcext:value-type="float">
            <text:p>0.366582278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D5]/[.$F$1]" office:value-type="float" office:value="0.0121518987341772" calcext:value-type="float">
            <text:p>0.0121518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6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7]/[.$F$1]" office:value-type="float" office:value="0.0020253164556962" calcext:value-type="float">
            <text:p>0.0020253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formula="of:=[.D9]/[.$F$1]" office:value-type="float" office:value="0.0612658227848101" calcext:value-type="float">
            <text:p>0.0612658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]/[.$F$1]" office:value-type="float" office:value="0.00455696202531646" calcext:value-type="float">
            <text:p>0.004556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1]/[.$F$1]" office:value-type="float" office:value="0.0020253164556962" calcext:value-type="float">
            <text:p>0.0020253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2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3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4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formula="of:=[.D15]/[.$F$1]" office:value-type="float" office:value="0.050126582278481" calcext:value-type="float">
            <text:p>0.050126582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16]/[.$F$1]" office:value-type="float" office:value="0.00455696202531646" calcext:value-type="float">
            <text:p>0.004556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7]/[.$F$1]" office:value-type="float" office:value="0.00405063291139241" calcext:value-type="float">
            <text:p>0.00405063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8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[.D19]/[.$F$1]" office:value-type="float" office:value="0.0420253164556962" calcext:value-type="float">
            <text:p>0.0420253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20]/[.$F$1]" office:value-type="float" office:value="0.00455696202531646" calcext:value-type="float">
            <text:p>0.00455696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21]/[.$F$1]" office:value-type="float" office:value="0.00354430379746835" calcext:value-type="float">
            <text:p>0.0035443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2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23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D24]/[.$F$1]" office:value-type="float" office:value="0.0253164556962025" calcext:value-type="float">
            <text:p>0.02531645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D25]/[.$F$1]" office:value-type="float" office:value="0.010126582278481" calcext:value-type="float">
            <text:p>0.01012658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6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7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28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2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30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[.D31]/[.$F$1]" office:value-type="float" office:value="0.0227848101265823" calcext:value-type="float">
            <text:p>0.0227848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D32]/[.$F$1]" office:value-type="float" office:value="0.00860759493670886" calcext:value-type="float">
            <text:p>0.00860759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D33]/[.$F$1]" office:value-type="float" office:value="0.00354430379746835" calcext:value-type="float">
            <text:p>0.0035443038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4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[.D35]/[.$F$1]" office:value-type="float" office:value="0.0146835443037975" calcext:value-type="float">
            <text:p>0.01468354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D36]/[.$F$1]" office:value-type="float" office:value="0.00962025316455696" calcext:value-type="float">
            <text:p>0.00962025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37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8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D40]/[.$F$1]" office:value-type="float" office:value="0.0106329113924051" calcext:value-type="float">
            <text:p>0.0106329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D41]/[.$F$1]" office:value-type="float" office:value="0.00607594936708861" calcext:value-type="float">
            <text:p>0.00607594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3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D44]/[.$F$1]" office:value-type="float" office:value="0.010126582278481" calcext:value-type="float">
            <text:p>0.01012658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45]/[.$F$1]" office:value-type="float" office:value="0.00405063291139241" calcext:value-type="float">
            <text:p>0.00405063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6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7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D48]/[.$F$1]" office:value-type="float" office:value="0.00911392405063291" calcext:value-type="float">
            <text:p>0.00911392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49]/[.$F$1]" office:value-type="float" office:value="0.0030379746835443" calcext:value-type="float">
            <text:p>0.00303797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0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1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53]/[.$F$1]" office:value-type="float" office:value="0.00455696202531646" calcext:value-type="float">
            <text:p>0.004556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4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5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6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7]/[.$F$1]" office:value-type="float" office:value="0.00253164556962025" calcext:value-type="float">
            <text:p>0.00253164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8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60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1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3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4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65]/[.$F$1]" office:value-type="float" office:value="0.00253164556962025" calcext:value-type="float">
            <text:p>0.00253164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6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7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8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6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70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71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7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73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74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75]/[.$F$1]" office:value-type="float" office:value="0.0020253164556962" calcext:value-type="float">
            <text:p>0.0020253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76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77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78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7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0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1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83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84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85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86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87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88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D8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90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D91]/[.$F$1]" office:value-type="float" office:value="0.000506329113924051" calcext:value-type="float">
            <text:p>0.000506329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4T22:31:32.993578816</dc:date>
    <meta:generator>LibreOffice/4.2.7.2$Linux_X86_64 LibreOffice_project/420m0$Build-2</meta:generator>
    <meta:editing-duration>PT1H10M55S</meta:editing-duration>
    <meta:editing-cycles>2</meta:editing-cycles>
    <meta:document-statistic meta:table-count="4" meta:cell-count="1068" meta:object-count="0"/>
  </office:meta>
</office:document-meta>
</file>